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ApplicationPanel.getApplication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Application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istingApplicationsTableModel.getValueAt( int rowIndex , int column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wApplicationPanel.createActio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ewApplicationPanel.setLeftTreeNavigation( LeftTreeNavigation leftTreeNavi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ApplicationPanel.getExistingAppsT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ewApplicationPanel.getExistingPanelTab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ApplicationPanel.get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ApplicationPanel.setTriplesecAdmin( TriplesecAdmin triplesecAd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stingApplicationsTableModel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ApplicationPanel.actionPerformed( java . awt . event .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wApplicationPanel.NewApplicati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ApplicationPanel.valueChanged( ListSele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ApplicationPanel.getCreat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ApplicationPanel.getTre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stingApplications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ApplicationPanel.getIc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wApplicationPanel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NewApplicationPanel.getDescriptionText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ApplicationPanel.getExistingAppsTableMod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ApplicationPanel.getNor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wApplicationPanel.getStatus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ApplicationPanel.getMai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istingApplicationsTableModel.getColumnName( int column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ewApplicationPanel.setTreeNode( DefaultMutableTree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ApplicationPanel.getJPan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ewApplicationPanel.getAboveButton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wApplicationPanel.getApplicationName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ApplicationPanel.getIc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ewApplicationPanel.getCenterTabbed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wApplication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wApplicationPanel.getConfirm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wApplicationPanel.copyAction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2">
            <text:p text:style-name="Table_20_Contents">132</text:p>
          </table:table-cell>
        </table:table-row>
        <table:table-row>
          <table:table-cell office:value-type="string">
            <text:p text:style-name="Table_20_Contents">NewApplication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ApplicationPanel.getCopy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ewApplicationPanel.noNull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